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image/png" manifest:full-path="Object 10/Pictures/100000000000022C0000019393828A62.png"/>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image/png" manifest:full-path="Object 11/Pictures/100000000000022D00000195956236D1.png"/>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image/png" manifest:full-path="Object 12/Pictures/100000000000022A0000019640BFF7C6.png"/>
  <manifest:file-entry manifest:media-type="" manifest:full-path="Object 12/Pictures/"/>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22B000001960D5C221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2290000019331BCC57B.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image/png" manifest:full-path="Object 4/Pictures/100000000000022B0000019743C4C00B.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text"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image/png" manifest:full-path="Object 6/Pictures/100000000000022A00000196A2850CC4.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image/png" manifest:full-path="Object 7/Pictures/100000000000022A0000019652CA29E9.png"/>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image/png" manifest:full-path="Object 8/Pictures/100000000000022E000001940BDB0265.png"/>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text" manifest:version="1.2" manifest:full-path="Object 9/"/>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Standard-title">
      <style:graphic-properties draw:auto-grow-height="true" fo:min-height="14.076cm"/>
    </style:style>
    <style:style style:name="pr2" style:family="presentation" style:parent-style-name="Standard-notes">
      <style:graphic-properties draw:fill-color="#ffffff" draw:auto-grow-height="true" fo:min-height="13.365cm"/>
    </style:style>
    <style:style style:name="pr3" style:family="presentation" style:parent-style-name="Standard-title">
      <style:graphic-properties draw:auto-grow-height="true" fo:min-height="3.507cm"/>
    </style:style>
    <style:style style:name="pr4" style:family="presentation" style:parent-style-name="Standard-subtitle">
      <style:graphic-properties draw:fill-color="#ffffff" draw:auto-grow-height="true" fo:min-height="13.861cm"/>
    </style:style>
    <style:style style:name="pr5" style:family="presentation" style:parent-style-name="Standard-notes">
      <style:graphic-properties draw:fill-color="#ffffff" fo:min-height="13.114cm"/>
    </style:style>
    <style:style style:name="pr6" style:family="presentation" style:parent-style-name="Standard-subtitle">
      <style:graphic-properties draw:fill-color="#ffffff" fo:min-height="18.337cm"/>
    </style:style>
    <style:style style:name="pr7" style:family="presentation" style:parent-style-name="Standard-outline1">
      <style:graphic-properties fo:min-height="13.61cm"/>
    </style:style>
    <style:style style:name="pr8" style:family="presentation" style:parent-style-name="Standard-subtitle" style:list-style-name="L3">
      <style:graphic-properties draw:fill-color="#ffffff" draw:auto-grow-height="true" fo:min-height="19.025cm"/>
    </style:style>
    <style:style style:name="pr9" style:family="presentation" style:parent-style-name="Standard-title">
      <style:graphic-properties fo:min-height="3.256cm"/>
    </style:style>
    <style:style style:name="pr10" style:family="presentation" style:parent-style-name="Standard-subtitle">
      <style:graphic-properties draw:fill-color="#ffffff" fo:min-height="13.61cm"/>
    </style:style>
    <style:style style:name="pr11" style:family="presentation" style:parent-style-name="Standard-subtitle" style:list-style-name="L3">
      <style:graphic-properties draw:fill-color="#ffffff" draw:auto-grow-height="true" fo:min-height="19.025cm"/>
    </style:style>
    <style:style style:name="pr12" style:family="presentation" style:parent-style-name="Standard-subtitle" style:list-style-name="L3">
      <style:graphic-properties draw:fill-color="#ffffff" draw:auto-grow-height="true" fo:min-height="19.025cm"/>
    </style:style>
    <style:style style:name="pr13" style:family="presentation" style:parent-style-name="Standard-subtitle" style:list-style-name="L3">
      <style:graphic-properties draw:fill-color="#ffffff" draw:auto-grow-height="true" fo:min-height="19.025cm"/>
    </style:style>
    <style:style style:name="P1" style:family="paragraph">
      <style:text-properties fo:font-size="36pt" style:font-size-asian="36pt" style:font-size-complex="36pt"/>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28pt" style:font-size-asian="28pt" style:font-size-complex="28pt"/>
    </style:style>
    <style:style style:name="P4" style:family="paragraph">
      <style:paragraph-properties fo:text-align="start"/>
    </style:style>
    <style:style style:name="P5" style:family="paragraph">
      <style:text-properties fo:font-size="32pt" style:font-size-asian="32pt" style:font-size-complex="32pt"/>
    </style:style>
    <style:style style:name="P6" style:family="paragraph">
      <style:paragraph-properties fo:margin-left="0cm" fo:margin-right="0cm" fo:text-align="center" fo:text-indent="0cm"/>
    </style:style>
    <style:style style:name="P7" style:family="paragraph">
      <style:text-properties fo:font-size="28pt" style:font-size-asian="28pt" style:font-size-complex="28pt"/>
    </style:style>
    <style:style style:name="T1" style:family="text">
      <style:text-properties fo:font-size="32pt" style:font-size-asian="32pt" style:font-size-complex="32pt"/>
    </style:style>
    <style:style style:name="T2" style:family="text">
      <style:text-properties fo:font-size="36pt" style:font-size-asian="36pt" style:font-size-complex="36pt"/>
    </style:style>
    <style:style style:name="T3" style:family="text">
      <style:text-properties fo:font-size="28pt" style:font-size-asian="28pt" style:font-size-complex="28pt"/>
    </style:style>
    <style:style style:name="T4"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19.987cm" svg:x="1.5cm" svg:y="0.276cm" presentation:class="title" presentation:user-transformed="true">
          <draw:text-box>
            <text:p>The Sugarscape<text:line-break/><text:span text:style-name="T1">(Epstein / Axtell)</text:span><text:line-break/><text:span text:style-name="T1"><text:line-break/></text:span><text:span text:style-name="T1">Projekt im Rahmen der Vorlesung</text:span><text:span text:style-name="T1"><text:line-break/></text:span><text:span text:style-name="T1">„Regelbasierte Modelle“ an der</text:span><text:span text:style-name="T1"><text:line-break/></text:span><text:span text:style-name="T1">Universität Osnabrück.</text:span><text:span text:style-name="T1"><text:line-break/></text:span><text:span text:style-name="T1"><text:line-break/></text:span><text:span text:style-name="T1">Dozentin: Prof. Dr. Claudia Pahl-Wostl </text:span><text:span text:style-name="T1"><text:line-break/></text:span><text:span text:style-name="T1"><text:line-break/></text:span><text:span text:style-name="T1"><text:line-break/></text:span><text:span text:style-name="T1">Erstellt von:</text:span><text:span text:style-name="T1"><text:line-break/></text:span><text:span text:style-name="T1"><text:line-break/></text:span><text:span text:style-name="T1">Waldemar Smirnow</text:span><text:span text:style-name="T1"><text:line-break/></text:span><text:span text:style-name="T1">Denis Meyer</text:span><text:span text:style-name="T1"><text:line-break/></text:span><text:span text:style-name="T1">Stefan Hermes</text:span></text:p>
          </draw:text-box>
        </draw:frame>
        <presentation:notes draw:style-name="dp2">
          <draw:page-thumbnail draw:style-name="gr1" draw:layer="layout" svg:width="14.848cm" svg:height="11.135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Standard" presentation:presentation-page-layout-name="AL2T0">
        <office:forms form:automatic-focus="false" form:apply-design-mode="false"/>
        <draw:frame presentation:style-name="pr3" draw:text-style-name="P1" draw:layer="layout" svg:width="25.199cm" svg:height="3.507cm" svg:x="1.4cm" svg:y="0.837cm" presentation:class="title">
          <draw:text-box>
            <text:p><text:span text:style-name="T2">Erklärungen zu Sugarscape</text:span></text:p>
          </draw:text-box>
        </draw:frame>
        <draw:frame presentation:style-name="pr4" draw:text-style-name="P3" draw:layer="layout" svg:width="25.199cm" svg:height="13.861cm" svg:x="1.4cm" svg:y="4.913cm" presentation:class="subtitle" presentation:user-transformed="true">
          <draw:text-box>
            <text:list text:style-name="L1">
              <text:list-header>
                <text:p text:style-name="P2"><text:span text:style-name="T3">Sugarscape ist ein Agenten-basiertes Computermodell einer Gesellschaft (Artificial Society), das die Entwicklung dieser Gesellschaft unter beliebig komplexen Annahmen der Interaktion ihrer Individuen untereinander bzw. mit ihrer Umwelt abbildet. </text:span></text:p>
                <text:p text:style-name="P2"><text:span text:style-name="T3"/></text:p>
                <text:p text:style-name="P2"><text:span text:style-name="T3">Das Ziel dieses Modells ist die Ermittlung von Einflüssen bestimmter Eigenschaften der Agenten auf das Gesamtsystem. Auf diese Weise sollen mögliche Störfaktoren, die soziale oder ökonomische Experimente bzw. Erhebungen in der realen Welt unter Umständen beeinflussen, eleminiert werden.</text:span></text:p>
              </text:list-header>
            </text:list>
          </draw:text-box>
        </draw:frame>
        <presentation:notes draw:style-name="dp2">
          <draw:page-thumbnail draw:style-name="gr1" draw:layer="layout" svg:width="14.848cm" svg:height="11.135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draw:frame presentation:style-name="pr6" draw:text-style-name="P2" draw:layer="layout" svg:width="25.199cm" svg:height="19.626cm" svg:x="1.5cm" svg:y="0.519cm" presentation:class="subtitle" presentation:user-transformed="true">
          <draw:text-box>
            <text:list text:style-name="L1">
              <text:list-header>
                <text:p text:style-name="P2"><text:span text:style-name="T3">Die Basis des Modells ist gegeben durch einen nachwachsenden Rohstoff (Zucker), der von den Agenten zum Überleben abgebaut wird. Weitere Aspekte wie individuelle Fähigkeiten und Eigenschaften der Agenten oder eine Anpassung der Umwelt können in das Modell integriert werden.</text:span></text:p>
                <text:p text:style-name="P2"><text:span text:style-name="T3"/></text:p>
              </text:list-header>
            </text:list>
            <text:p text:style-name="P4"><text:span text:style-name="T3">Auf diese Weise kann schon auf Grund sehr simpler Annahmen und Regeln (wie etwa dem Metabolismus der Agenten und der Wachstumsrate des Rohstoffes) ein hochkomplexes Verhalten des Systems beobachtet werden. Also lassen sich schon durch einfache Annahmen gewisse Rückschlüsse auf das Systemverhalten, d.h. die Entwicklung einer Gesellschaft, der einfache Regeln zu Grunde gelegt wurden, treffen.</text:span></text:p>
            <text:p text:style-name="P4"/>
            <text:p text:style-name="P4"/>
          </draw:text-box>
        </draw:frame>
        <presentation:notes draw:style-name="dp2">
          <draw:page-thumbnail draw:style-name="gr1" draw:layer="layout" svg:width="14.848cm" svg:height="11.135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presentation:style-name="pr3" draw:text-style-name="P5" draw:layer="layout" svg:width="25.199cm" svg:height="3.507cm" svg:x="1.4cm" svg:y="0.837cm" presentation:class="title">
          <draw:text-box>
            <text:p><text:span text:style-name="T1">Implementation</text:span></text:p>
          </draw:text-box>
        </draw:frame>
        <draw:frame presentation:style-name="pr7" draw:text-style-name="P4" draw:layer="layout" svg:width="25.199cm" svg:height="13.86cm" svg:x="1.4cm" svg:y="4.914cm" presentation:class="outline" presentation:user-transformed="true">
          <draw:text-box>
            <text:p text:style-name="P4"><text:span text:style-name="T3">Die Aufgabenstellung dieses Projekts sah vor, eine Sugarscape-Simulation mit Hilfe der Klassenbibliothek Famoja in Java zu entwickeln. </text:span></text:p>
            <text:p text:style-name="P4"><text:span text:style-name="T3"/></text:p>
            <text:p text:style-name="P4"><text:span text:style-name="T3">Dabei wurde von folgenden Annahmen ausgegangen:</text:span></text:p>
            <text:p text:style-name="P4"><text:span text:style-name="T3"/></text:p>
            <text:p text:style-name="P4"><text:span text:style-name="T3">Umwelt: </text:span></text:p>
            <text:list text:style-name="L2">
              <text:list-item>
                <text:p text:style-name="P4"><text:span text:style-name="T3">50x50 großes Raster mit torischen Randbedingungen</text:span></text:p>
              </text:list-item>
              <text:list-item>
                <text:p text:style-name="P4"><text:span text:style-name="T3">Auf dem Raster ist Zucker in unterschiedlicher Zellenkonzentration beliebig verteilt und wächst mit einer bestimmten Wachstumsrate/-geschwindigkeit nach</text:span></text:p>
              </text:list-item>
            </text:list>
          </draw:text-box>
        </draw:frame>
        <presentation:notes draw:style-name="dp2">
          <draw:page-thumbnail draw:style-name="gr1" draw:layer="layout" svg:width="14.848cm" svg:height="11.135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Standard" presentation:presentation-page-layout-name="AL2T0">
        <office:forms form:automatic-focus="false" form:apply-design-mode="false"/>
        <draw:frame presentation:style-name="pr3" draw:text-style-name="P5" draw:layer="layout" svg:width="25.199cm" svg:height="3.507cm" svg:x="1.5cm" svg:y="-0.5cm" presentation:class="title" presentation:user-transformed="true">
          <draw:text-box>
            <text:p><text:span text:style-name="T1">Implementation 2</text:span></text:p>
          </draw:text-box>
        </draw:frame>
        <draw:frame presentation:style-name="pr8" draw:text-style-name="P6" draw:layer="layout" svg:width="25.199cm" svg:height="19.025cm" svg:x="1.4cm" svg:y="1cm" presentation:class="subtitle" presentation:user-transformed="true">
          <draw:text-box>
            <text:list text:style-name="L3">
              <text:list-header>
                <text:p text:style-name="P6"><text:span text:style-name="T3">Die Agenten:</text:span></text:p>
              </text:list-header>
              <text:list-item>
                <text:p text:style-name="P2"><text:span text:style-name="T3"><text:s/></text:span><text:span text:style-name="T3">Besitzen einen Metabolismus </text:span><text:span text:style-name="T4">(Zeitschritte/1 Zuckereinheit)</text:span></text:p>
              </text:list-item>
              <text:list-item>
                <text:p text:style-name="P2"><text:span text:style-name="T3"><text:s/></text:span><text:span text:style-name="T3">Haben eine begrenzte Lebenserwartung</text:span></text:p>
                <text:p text:style-name="P2"><text:span text:style-name="T4"><text:s/></text:span><text:span text:style-name="T4">(zunächst 60-100 Zeitschritte)</text:span></text:p>
              </text:list-item>
              <text:list-item>
                <text:p text:style-name="P2"><text:span text:style-name="T3"><text:s/></text:span><text:span text:style-name="T3">Das Blickfeld ist begrenzt und wird durch eine Moore-</text:span></text:p>
                <text:p text:style-name="P2"><text:span text:style-name="T3"><text:s/></text:span><text:span text:style-name="T3">Nachbarschaft realisiert.</text:span></text:p>
              </text:list-item>
              <text:list-item>
                <text:p text:style-name="P2"><text:span text:style-name="T3"><text:s/></text:span><text:span text:style-name="T3">Der Wohlstand eines Agenten wird durch den Besitz </text:span></text:p>
                <text:p text:style-name="P2"><text:span text:style-name="T3"><text:s/></text:span><text:span text:style-name="T3">(Zucker) dargestellt.</text:span></text:p>
              </text:list-item>
              <text:list-item>
                <text:p text:style-name="P2"><text:span text:style-name="T3"><text:s/></text:span><text:span text:style-name="T3">Es gibt Agenten unterschiedlicher Geschlechter die sich</text:span></text:p>
                <text:p text:style-name="P2"><text:span text:style-name="T3"><text:s/></text:span><text:span text:style-name="T3">entsprechend fortpflanzen.</text:span></text:p>
              </text:list-item>
              <text:list-item>
                <text:p text:style-name="P2"><text:span text:style-name="T3"><text:s/></text:span><text:span text:style-name="T3">Die Fähigkeit sich fortpflanzen zu können ist auf ein </text:span></text:p>
                <text:p text:style-name="P2"><text:span text:style-name="T3"><text:s/></text:span><text:span text:style-name="T3">bestimmtes Alter eingeschränkt und wird abhängig vom </text:span></text:p>
                <text:p text:style-name="P2"><text:span text:style-name="T3"><text:s/></text:span><text:span text:style-name="T3">Geschlecht des Agenten zufällig ermittelt.</text:span></text:p>
              </text:list-item>
              <text:list-item>
                <text:p text:style-name="P2"><text:span text:style-name="T3"><text:s/></text:span><text:span text:style-name="T3">Der anfängliche Besitz der Agenten wird ebenfalls </text:span></text:p>
                <text:p text:style-name="P2"><text:span text:style-name="T3"><text:s/></text:span><text:span text:style-name="T3">zufällig aus einem gegebenem Intervall ermittelt.</text:span></text:p>
              </text:list-item>
            </text:list>
          </draw:text-box>
        </draw:frame>
        <presentation:notes draw:style-name="dp2">
          <draw:page-thumbnail draw:style-name="gr1" draw:layer="layout" svg:width="14.848cm" svg:height="11.135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Standard" presentation:presentation-page-layout-name="AL2T0">
        <office:forms form:automatic-focus="false" form:apply-design-mode="false"/>
        <draw:frame presentation:style-name="pr9" draw:text-style-name="P5" draw:layer="layout" svg:width="25.199cm" svg:height="3.256cm" svg:x="1.4cm" svg:y="0.962cm" presentation:class="title">
          <draw:text-box>
            <text:p><text:span text:style-name="T1">Beispiel: Lebenserwartung</text:span></text:p>
          </draw:text-box>
        </draw:frame>
        <draw:frame presentation:style-name="pr10" draw:text-style-name="P7" draw:layer="layout" svg:width="25.199cm" svg:height="13.61cm" svg:x="1.4cm" svg:y="5.039cm" presentation:class="subtitle">
          <draw:text-box>
            <text:p><text:span text:style-name="T3">In dem ersten Beispiel wird untersucht wie sich die natürliche Lebenserwartung der Agenten relativ zur sexuell aktiven Phase auf das System auswirkt.</text:span></text:p>
          </draw:text-box>
        </draw:frame>
        <presentation:notes draw:style-name="dp2">
          <draw:page-thumbnail draw:style-name="gr1" draw:layer="layout" svg:width="14.848cm" svg:height="11.135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1" draw:master-page-name="Standard" presentation:presentation-page-layout-name="AL3T18">
        <office:forms form:automatic-focus="false" form:apply-design-mode="false"/>
        <draw:frame presentation:style-name="pr3" draw:text-style-name="P5" draw:layer="layout" svg:width="25.199cm" svg:height="3.507cm" svg:x="1.4cm" svg:y="0.837cm" presentation:class="title">
          <draw:text-box>
            <text:p><text:span text:style-name="T1">Beispiel: Lebenserwartung 1</text:span></text:p>
          </draw:text-box>
        </draw:frame>
        <draw:frame presentation:style-name="pr11" draw:text-style-name="P6" draw:layer="layout" svg:width="25.199cm" svg:height="19.025cm" svg:x="1cm" svg:y="5.975cm">
          <draw:text-box>
            <text:list text:style-name="L3">
              <text:list-header>
                <text:p text:style-name="P6"><text:span text:style-name="T3"><text:s/></text:span></text:p>
              </text:list-header>
            </text:list>
          </draw:text-box>
        </draw:frame>
        <draw:frame draw:name="Object 1" draw:style-name="gr2" draw:layer="layout" svg:width="12.296cm" svg:height="6.61cm" svg:x="2.204cm" svg:y="5cm" presentation:class="object" presentation:user-transformed="true">
          <draw:object xlink:href="./Object 1" xlink:type="simple" xlink:show="embed" xlink:actuate="onLoad"/>
          <draw:image xlink:href="./ObjectReplacements/Object 1" xlink:type="simple" xlink:show="embed" xlink:actuate="onLoad"/>
        </draw:frame>
        <draw:frame draw:name="Object 2" draw:style-name="gr2" draw:layer="layout" svg:width="12.296cm" svg:height="6.61cm" svg:x="14.311cm" svg:y="4.914cm" presentation:class="object">
          <draw:object xlink:href="./Object 2" xlink:type="simple" xlink:show="embed" xlink:actuate="onLoad"/>
          <draw:image xlink:href="./ObjectReplacements/Object 2" xlink:type="simple" xlink:show="embed" xlink:actuate="onLoad"/>
        </draw:frame>
        <draw:frame draw:name="Object 4" draw:style-name="gr2" draw:layer="layout" svg:width="12.296cm" svg:height="6.61cm" svg:x="14.311cm" svg:y="12.153cm" presentation:class="object">
          <draw:object xlink:href="./Object 4" xlink:type="simple" xlink:show="embed" xlink:actuate="onLoad"/>
          <draw:image xlink:href="./ObjectReplacements/Object 4" xlink:type="simple" xlink:show="embed" xlink:actuate="onLoad"/>
        </draw:frame>
        <draw:frame draw:name="Object 3" draw:style-name="gr2" draw:layer="layout" svg:width="12.296cm" svg:height="6.61cm" svg:x="1.4cm" svg:y="12.153cm" presentation:class="object">
          <draw:object xlink:href="./Object 3" xlink:type="simple" xlink:show="embed" xlink:actuate="onLoad"/>
          <draw:image xlink:href="./ObjectReplacements/Object 3" xlink:type="simple" xlink:show="embed" xlink:actuate="onLoad"/>
        </draw:frame>
        <draw:frame draw:style-name="gr3" draw:layer="layout" svg:width="25.5cm" svg:height="0.984cm" svg:x="1.5cm" svg:y="19cm">
          <draw:text-box>
            <text:p>Diagramme: Population, Zuckermenge auf dem Feld, durchschnittliche Lebenserwartung</text:p>
          </draw:text-box>
        </draw:frame>
        <presentation:notes draw:style-name="dp2">
          <draw:page-thumbnail draw:style-name="gr1" draw:layer="layout" svg:width="14.848cm" svg:height="11.135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Standard" presentation:presentation-page-layout-name="AL3T18">
        <office:forms form:automatic-focus="false" form:apply-design-mode="false"/>
        <draw:frame presentation:style-name="pr3" draw:text-style-name="P5" draw:layer="layout" svg:width="25.199cm" svg:height="3.507cm" svg:x="1.4cm" svg:y="0.837cm" presentation:class="title">
          <draw:text-box>
            <text:p><text:span text:style-name="T1">Beispiel: Lebenserwartung 2</text:span></text:p>
          </draw:text-box>
        </draw:frame>
        <draw:frame presentation:style-name="pr12" draw:text-style-name="P6" draw:layer="layout" svg:width="25.199cm" svg:height="19.025cm" svg:x="1cm" svg:y="5.975cm">
          <draw:text-box>
            <text:list text:style-name="L3">
              <text:list-header>
                <text:p text:style-name="P6"><text:span text:style-name="T3"><text:s/></text:span></text:p>
              </text:list-header>
            </text:list>
          </draw:text-box>
        </draw:frame>
        <draw:frame draw:name="Object 1" draw:style-name="gr2" draw:layer="layout" svg:width="12.296cm" svg:height="6.61cm" svg:x="2.5cm" svg:y="4.89cm" presentation:class="object" presentation:user-transformed="true">
          <draw:object xlink:href="./Object 5" xlink:type="simple" xlink:show="embed" xlink:actuate="onLoad"/>
          <draw:image xlink:href="./ObjectReplacements/Object 5" xlink:type="simple" xlink:show="embed" xlink:actuate="onLoad"/>
        </draw:frame>
        <draw:frame draw:style-name="gr3" draw:layer="layout" svg:width="25.5cm" svg:height="0.984cm" svg:x="1.5cm" svg:y="19cm">
          <draw:text-box>
            <text:p>Diagramme: Population, Zuckermenge auf dem Feld, durchschnittliche Lebenserwartung</text:p>
          </draw:text-box>
        </draw:frame>
        <draw:frame draw:name="Object 6" draw:style-name="gr2" draw:layer="layout" svg:width="12.296cm" svg:height="6.61cm" svg:x="14.311cm" svg:y="4.914cm" presentation:class="object">
          <draw:object xlink:href="./Object 6" xlink:type="simple" xlink:show="embed" xlink:actuate="onLoad"/>
          <draw:image xlink:href="./ObjectReplacements/Object 6" xlink:type="simple" xlink:show="embed" xlink:actuate="onLoad"/>
        </draw:frame>
        <draw:frame draw:name="Object 8" draw:style-name="gr2" draw:layer="layout" svg:width="12.296cm" svg:height="6.61cm" svg:x="14.311cm" svg:y="12.153cm" presentation:class="object">
          <draw:object xlink:href="./Object 8" xlink:type="simple" xlink:show="embed" xlink:actuate="onLoad"/>
          <draw:image xlink:href="./ObjectReplacements/Object 8" xlink:type="simple" xlink:show="embed" xlink:actuate="onLoad"/>
        </draw:frame>
        <draw:frame draw:name="Object 7" draw:style-name="gr2" draw:layer="layout" svg:width="12.296cm" svg:height="6.61cm" svg:x="1.4cm" svg:y="12.153cm" presentation:class="object">
          <draw:object xlink:href="./Object 7" xlink:type="simple" xlink:show="embed" xlink:actuate="onLoad"/>
          <draw:image xlink:href="./ObjectReplacements/Object 7" xlink:type="simple" xlink:show="embed" xlink:actuate="onLoad"/>
        </draw:frame>
        <presentation:notes draw:style-name="dp2">
          <draw:page-thumbnail draw:style-name="gr1" draw:layer="layout" svg:width="14.848cm" svg:height="11.135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Standard" presentation:presentation-page-layout-name="AL3T18">
        <draw:frame presentation:style-name="pr3" draw:text-style-name="P5" draw:layer="layout" svg:width="25.199cm" svg:height="3.507cm" svg:x="1.4cm" svg:y="0.837cm" presentation:class="title">
          <draw:text-box>
            <text:p><text:span text:style-name="T1">Beispiel: Lebenserwartung 3</text:span></text:p>
          </draw:text-box>
        </draw:frame>
        <draw:frame presentation:style-name="pr13" draw:text-style-name="P6" draw:layer="layout" svg:width="25.199cm" svg:height="19.025cm" svg:x="1cm" svg:y="5.975cm">
          <draw:text-box>
            <text:list text:style-name="L3">
              <text:list-header>
                <text:p text:style-name="P6"><text:span text:style-name="T3"><text:s/></text:span></text:p>
              </text:list-header>
            </text:list>
          </draw:text-box>
        </draw:frame>
        <draw:frame draw:name="Object 1" draw:style-name="gr2" draw:layer="layout" svg:width="12.296cm" svg:height="6.61cm" svg:x="2cm" svg:y="4.89cm" presentation:class="object" presentation:user-transformed="true">
          <draw:object xlink:href="./Object 9" xlink:type="simple" xlink:show="embed" xlink:actuate="onLoad"/>
          <draw:image xlink:href="./ObjectReplacements/Object 9" xlink:type="simple" xlink:show="embed" xlink:actuate="onLoad"/>
        </draw:frame>
        <draw:frame draw:style-name="gr3" draw:layer="layout" svg:width="25.5cm" svg:height="0.984cm" svg:x="1.5cm" svg:y="19cm">
          <draw:text-box>
            <text:p>Diagramme: Population, Zuckermenge auf dem Feld, durchschnittliche Lebenserwartung</text:p>
          </draw:text-box>
        </draw:frame>
        <draw:frame draw:name="Object 10" draw:style-name="gr2" draw:layer="layout" svg:width="12.296cm" svg:height="6.61cm" svg:x="14.311cm" svg:y="4.914cm" presentation:class="object">
          <draw:object xlink:href="./Object 10" xlink:type="simple" xlink:show="embed" xlink:actuate="onLoad"/>
          <draw:image xlink:href="./ObjectReplacements/Object 10" xlink:type="simple" xlink:show="embed" xlink:actuate="onLoad"/>
        </draw:frame>
        <draw:frame draw:name="Object 12" draw:style-name="gr2" draw:layer="layout" svg:width="12.296cm" svg:height="6.61cm" svg:x="14.311cm" svg:y="12.153cm" presentation:class="object">
          <draw:object xlink:href="./Object 12" xlink:type="simple" xlink:show="embed" xlink:actuate="onLoad"/>
          <draw:image xlink:href="./ObjectReplacements/Object 12" xlink:type="simple" xlink:show="embed" xlink:actuate="onLoad"/>
        </draw:frame>
        <draw:frame draw:name="Object 11" draw:style-name="gr2" draw:layer="layout" svg:width="12.296cm" svg:height="6.61cm" svg:x="1.4cm" svg:y="12.153cm" presentation:class="object">
          <draw:object xlink:href="./Object 11" xlink:type="simple" xlink:show="embed" xlink:actuate="onLoad"/>
          <draw:image xlink:href="./ObjectReplacements/Object 11" xlink:type="simple" xlink:show="embed" xlink:actuate="onLoad"/>
        </draw:frame>
        <presentation:notes draw:style-name="dp2">
          <draw:page-thumbnail draw:style-name="gr1" draw:layer="layout" svg:width="14.848cm" svg:height="11.135cm" svg:x="3.075cm" svg:y="2.257cm" draw:page-number="9"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4</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4</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stefan </meta:initial-creator>
    <meta:creation-date>2010-01-07T19:10:06</meta:creation-date>
    <meta:editing-duration>PT07H35M20S</meta:editing-duration>
    <meta:editing-cycles>22</meta:editing-cycles>
    <dc:date>2010-01-17T18:57:33</dc:date>
    <dc:creator>Denis Meyer</dc:creator>
    <meta:generator>NeoOffice/3.0.1$Unix OpenOffice.org_project/Patch 3</meta:generator>
    <meta:document-statistic meta:object-count="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size="44pt" style:font-size-asian="44pt" style:font-size-complex="4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i diesem Beispiel wurden zunächst Parameterwerte gewählt die (soweit die Zufallskomponente dies zulässt) ein stabiles System-verhalten zur Folge haben.</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818cm" svg:height="6.398cm" svg:x="6.091cm" svg:y="11.651cm">
          <draw:image xlink:href="Pictures/100000000000022C0000019393828A62.png" xlink:type="simple" xlink:show="embed" xlink:actuate="onLoad">
            <text:p/>
          </draw:image>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84cm" svg:height="6.428cm" svg:x="6.08cm" svg:y="11.636cm">
          <draw:image xlink:href="Pictures/100000000000022D00000195956236D1.png" xlink:type="simple" xlink:show="embed" xlink:actuate="onLoad">
            <text:p/>
          </draw:image>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788cm" svg:height="6.439cm" svg:x="6.106cm" svg:y="11.63cm">
          <draw:image xlink:href="Pictures/100000000000022A0000019640BFF7C6.png" xlink:type="simple" xlink:show="embed" xlink:actuate="onLoad">
            <text:p/>
          </draw:image>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15.07cm" svg:height="11.02cm" svg:x="2.965cm" svg:y="9.34cm">
          <draw:image xlink:href="Pictures/100000000000022B000001960D5C221E.png" xlink:type="simple" xlink:show="embed" xlink:actuate="onLoad">
            <text:p/>
          </draw:image>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78cm" svg:height="6.398cm" svg:x="6.11cm" svg:y="11.651cm">
          <draw:image xlink:href="Pictures/10000000000002290000019331BCC57B.png" xlink:type="simple" xlink:show="embed" xlink:actuate="onLoad">
            <text:p/>
          </draw:image>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81cm" svg:height="6.458cm" svg:x="1cm" svg:y="11.621cm">
          <draw:image xlink:href="Pictures/100000000000022B0000019743C4C00B.png" xlink:type="simple" xlink:show="embed" xlink:actuate="onLoad">
            <text:p/>
          </draw:image>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size="44pt" style:font-size-asian="44pt" style:font-size-complex="4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 folgenden Diagramme zeigen, dass eine um zehn Prozent erhöhte natürliche Lebensdauer der Agenten starke Auswirkung auf die Stabilität des Systems hat.</text:p>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788cm" svg:height="6.439cm" svg:x="6.106cm" svg:y="11.63cm">
          <draw:image xlink:href="Pictures/100000000000022A00000196A2850CC4.png" xlink:type="simple" xlink:show="embed" xlink:actuate="onLoad">
            <text:p/>
          </draw:image>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788cm" svg:height="6.439cm" svg:x="6.106cm" svg:y="11.63cm">
          <draw:image xlink:href="Pictures/100000000000022A0000019652CA29E9.png" xlink:type="simple" xlink:show="embed" xlink:actuate="onLoad">
            <text:p/>
          </draw:image>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859cm" svg:height="6.409cm" svg:x="6.07cm" svg:y="11.645cm">
          <draw:image xlink:href="Pictures/100000000000022E000001940BDB0265.png" xlink:type="simple" xlink:show="embed" xlink:actuate="onLoad">
            <text:p/>
          </draw:image>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size="44pt" style:font-size-asian="44pt" style:font-size-complex="4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rd die Lebenserwartung weiter erhöht stirbt die Population innerhalb kürzester Zeit aus.</text:p>
    </office:tex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